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style:text-underline-style="solid" style:text-underline-width="auto" style:text-underline-color="font-color" fo:font-weight="bold" officeooo:rsid="001b4c75" officeooo:paragraph-rsid="001b4c75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4pt" style:text-underline-style="none" fo:font-weight="normal" officeooo:rsid="001b4c75" officeooo:paragraph-rsid="001b4c75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Arial" fo:font-size="14pt" style:text-underline-style="none" fo:font-weight="normal" officeooo:rsid="001b715f" officeooo:paragraph-rsid="001b715f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Arial" fo:font-size="14pt" style:text-underline-style="none" fo:font-weight="bold" officeooo:rsid="001b715f" officeooo:paragraph-rsid="001b715f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0752a5" officeooo:paragraph-rsid="001b715f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08b933" officeooo:paragraph-rsid="001b715f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fo:font-weight="bold" officeooo:rsid="001652a1" officeooo:paragraph-rsid="001b715f" style:font-size-asian="21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fo:font-weight="bold" officeooo:rsid="000578da" officeooo:paragraph-rsid="001b715f" style:font-size-asian="21pt" style:font-weight-asian="bold" style:font-size-complex="2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fo:font-weight="bold" officeooo:rsid="001b715f" officeooo:paragraph-rsid="001b715f" style:font-size-asian="21pt" style:font-weight-asian="bold" style:font-size-complex="24pt" style:font-weight-complex="bold"/>
    </style:style>
    <style:style style:name="T1" style:family="text">
      <style:text-properties officeooo:rsid="001b715f"/>
    </style:style>
    <style:style style:name="T2" style:family="text">
      <style:text-properties officeooo:rsid="0008b933"/>
    </style:style>
    <style:style style:name="T3" style:family="text">
      <style:text-properties officeooo:rsid="000be1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SSIGNMENT – <text:span text:style-name="T1">10</text:span>:</text:p>
      <text:p text:style-name="P9">PRIORITY QUEUE USING BINARY HEAP</text:p>
      <text:p text:style-name="P8"/>
      <text:p text:style-name="P6">Mahesh Bharadwaj K</text:p>
      <text:p text:style-name="P5">185001<text:span text:style-name="T2">089</text:span></text:p>
      <text:p text:style-name="P5"/>
      <text:p text:style-name="P4">#Employee.h</text:p>
      <text:p text:style-name="P4"/>
      <text:p text:style-name="P3">typedef struct Employee{</text:p>
      <text:p text:style-name="P3"><text:tab/>char name[30];</text:p>
      <text:p text:style-name="P3"><text:tab/>int id;</text:p>
      <text:p text:style-name="P3"><text:tab/>float salary;</text:p>
      <text:p text:style-name="P3">}Employee;</text:p>
      <text:p text:style-name="P3"/>
      <text:p text:style-name="P3">Employee getEmployee(){</text:p>
      <text:p text:style-name="P3"><text:tab/>Employee e;</text:p>
      <text:p text:style-name="P3"/>
      <text:p text:style-name="P3"><text:tab/>printf("Enter the name <text:s text:c="2"/>: ");</text:p>
      <text:p text:style-name="P3"><text:tab/>scanf("%[^\n]",e.name);</text:p>
      <text:p text:style-name="P3"><text:tab/>printf("Enter the id <text:s text:c="4"/>: ");</text:p>
      <text:p text:style-name="P3"><text:tab/>scanf("%d",&amp;e.id);</text:p>
      <text:p text:style-name="P3"><text:tab/>printf("Enter the salary : ");</text:p>
      <text:p text:style-name="P3"><text:tab/>scanf("%f",&amp;e.salary);</text:p>
      <text:p text:style-name="P3"><text:tab/>getchar();</text:p>
      <text:p text:style-name="P3"><text:tab/>printf("\n");</text:p>
      <text:p text:style-name="P3"><text:tab/>return e;</text:p>
      <text:p text:style-name="P3">}</text:p>
      <text:p text:style-name="P3"/>
      <text:p text:style-name="P3">void putEmployee(const Employee e){</text:p>
      <text:p text:style-name="P3"><text:tab/>printf("Name <text:s text:c="4"/>: %s\n",e.name);</text:p>
      <text:p text:style-name="P3"><text:tab/>printf("ID <text:s text:c="6"/>: %d\n",e.id);</text:p>
      <text:p text:style-name="P3"><text:tab/>printf("Salary <text:s text:c="2"/>: %.2f\n",e.salary);</text:p>
      <text:p text:style-name="P3">}</text:p>
      <text:p text:style-name="P3"/>
      <text:p text:style-name="P3">-------------------------------------------------------------------------------------------------------</text:p>
      <text:p text:style-name="P3"/>
      <text:p text:style-name="P4">#MaxHeap.h</text:p>
      <text:p text:style-name="P4"/>
      <text:p text:style-name="P3">typedef Employee Data; </text:p>
      <text:p text:style-name="P3"/>
      <text:p text:style-name="P3">typedef struct PriorityQueue{</text:p>
      <text:p text:style-name="P3"><text:tab/>int capacity;</text:p>
      <text:p text:style-name="P3"><text:tab/>int size;</text:p>
      <text:p text:style-name="P3"><text:soft-page-break/><text:tab/>Data* arr;</text:p>
      <text:p text:style-name="P3">}PriorityQueue;</text:p>
      <text:p text:style-name="P3"/>
      <text:p text:style-name="P3">typedef PriorityQueue* PQueue;</text:p>
      <text:p text:style-name="P3"/>
      <text:p text:style-name="P3">int isFull(PQueue Q){</text:p>
      <text:p text:style-name="P3"><text:tab/>return Q -&gt; size == Q -&gt; capacity;</text:p>
      <text:p text:style-name="P3">}</text:p>
      <text:p text:style-name="P3"/>
      <text:p text:style-name="P3">int isEmpty(PQueue Q){</text:p>
      <text:p text:style-name="P3"><text:tab/>return Q -&gt; size == 0;</text:p>
      <text:p text:style-name="P3">}</text:p>
      <text:p text:style-name="P3"/>
      <text:p text:style-name="P3"/>
      <text:p text:style-name="P3">PQueue createPQueue(const int maxsize){</text:p>
      <text:p text:style-name="P3"><text:tab/>PQueue tmp = (PQueue)malloc(sizeof(PriorityQueue));</text:p>
      <text:p text:style-name="P3"/>
      <text:p text:style-name="P3"><text:tab/>tmp -&gt; capacity = maxsize;</text:p>
      <text:p text:style-name="P3"><text:tab/>tmp -&gt; size = 0;</text:p>
      <text:p text:style-name="P3"><text:tab/>tmp -&gt; arr = (Data*)malloc(sizeof(Data) * maxsize);</text:p>
      <text:p text:style-name="P3"/>
      <text:p text:style-name="P3"><text:tab/>tmp -&gt; arr[0].salary = 999999.9; </text:p>
      <text:p text:style-name="P3"><text:tab/>return tmp;</text:p>
      <text:p text:style-name="P3">}</text:p>
      <text:p text:style-name="P3"/>
      <text:p text:style-name="P3">void enqueue(PQueue q,const Data d){</text:p>
      <text:p text:style-name="P3"><text:tab/>if(isFull(q)){</text:p>
      <text:p text:style-name="P3"><text:tab/><text:tab/>printf("Queue Full!\n");</text:p>
      <text:p text:style-name="P3"><text:tab/><text:tab/>return;</text:p>
      <text:p text:style-name="P3"><text:tab/>}<text:tab/></text:p>
      <text:p text:style-name="P3"><text:tab/>int i = ++q -&gt; size;</text:p>
      <text:p text:style-name="P3"><text:tab/>for(; q -&gt; arr[i/2].salary &lt; d.salary ; i /= 2)</text:p>
      <text:p text:style-name="P3"><text:tab/><text:tab/>q -&gt; arr[i] = q -&gt; arr[i/2];</text:p>
      <text:p text:style-name="P3"><text:tab/></text:p>
      <text:p text:style-name="P3"><text:tab/>q -&gt; arr[i] = d; </text:p>
      <text:p text:style-name="P3"/>
      <text:p text:style-name="P3">}</text:p>
      <text:p text:style-name="P3"/>
      <text:p text:style-name="P3">Data dequeue(PQueue q){</text:p>
      <text:p text:style-name="P3"><text:tab/>if(isEmpty(q)){</text:p>
      <text:p text:style-name="P3"><text:tab/><text:tab/>printf("Queue Empty!\n");</text:p>
      <text:p text:style-name="P3"><text:tab/><text:tab/>return q -&gt; arr[0]; </text:p>
      <text:p text:style-name="P3"><text:tab/>}</text:p>
      <text:p text:style-name="P3"><text:tab/>int i,child;</text:p>
      <text:p text:style-name="P3"><text:tab/>Data min,last;</text:p>
      <text:p text:style-name="P3"><text:soft-page-break/></text:p>
      <text:p text:style-name="P3"><text:tab/>min = q -&gt; arr[1];</text:p>
      <text:p text:style-name="P3"><text:tab/>last = q -&gt; arr[q -&gt; size--];</text:p>
      <text:p text:style-name="P3"/>
      <text:p text:style-name="P3"><text:tab/>for(i = 1; i * 2 &lt;= q -&gt; size ; i = child){</text:p>
      <text:p text:style-name="P3"><text:tab/><text:tab/>child = i * 2;</text:p>
      <text:p text:style-name="P3"/>
      <text:p text:style-name="P3"><text:tab/><text:tab/>if(child != q -&gt; size &amp;&amp; q -&gt; arr[child + 1].salary &gt; q -&gt; arr[child].salary)</text:p>
      <text:p text:style-name="P3"><text:tab/><text:tab/><text:tab/>child ++;</text:p>
      <text:p text:style-name="P3"><text:tab/><text:tab/>if(last.salary &lt; q -&gt; arr[child].salary)</text:p>
      <text:p text:style-name="P3"><text:tab/><text:tab/><text:tab/>q -&gt; arr[i] = q -&gt; arr[child];</text:p>
      <text:p text:style-name="P3"><text:tab/><text:tab/>else</text:p>
      <text:p text:style-name="P3"><text:tab/><text:tab/><text:tab/>break;</text:p>
      <text:p text:style-name="P3"><text:tab/>}</text:p>
      <text:p text:style-name="P3"/>
      <text:p text:style-name="P3"><text:tab/>q -&gt; arr[i] = last;</text:p>
      <text:p text:style-name="P3"><text:tab/>return min;</text:p>
      <text:p text:style-name="P3">}</text:p>
      <text:p text:style-name="P3"/>
      <text:p text:style-name="P3">void display(PQueue Q){</text:p>
      <text:p text:style-name="P3"><text:tab/>for(int i = 1 ; i &lt;= Q -&gt; size ; i++)</text:p>
      <text:p text:style-name="P3"><text:tab/><text:tab/>putEmployee(Q -&gt; arr[i]);</text:p>
      <text:p text:style-name="P3">}</text:p>
      <text:p text:style-name="P3"/>
      <text:p text:style-name="P3">-------------------------------------------------------------------------------------------------------</text:p>
      <text:p text:style-name="P3"/>
      <text:p text:style-name="P1"/>
      <text:p text:style-name="P4">#Main.c</text:p>
      <text:p text:style-name="P4"/>
      <text:p text:style-name="P3">#include &lt;stdio.h&gt;</text:p>
      <text:p text:style-name="P3">#include &lt;stdlib.h&gt;</text:p>
      <text:p text:style-name="P3"/>
      <text:p text:style-name="P3">#include "Employee.h"</text:p>
      <text:p text:style-name="P3">#include "MaxHeap.h"</text:p>
      <text:p text:style-name="P3"/>
      <text:p text:style-name="P3">int main(void){</text:p>
      <text:p text:style-name="P3"><text:tab/>PQueue q = createPQueue(10);</text:p>
      <text:p text:style-name="P3"/>
      <text:p text:style-name="P3"><text:tab/>for(int i = 0 ; i &lt; 5 ; i++){</text:p>
      <text:p text:style-name="P3"><text:tab/><text:tab/>enqueue(q,getEmployee());</text:p>
      <text:p text:style-name="P3"><text:tab/><text:tab/>printf("Queue after adding: \n");</text:p>
      <text:p text:style-name="P3"><text:tab/><text:tab/>display(q);</text:p>
      <text:p text:style-name="P3"><text:tab/><text:tab/>printf("------------------------\n");</text:p>
      <text:p text:style-name="P3"><text:tab/>}</text:p>
      <text:p text:style-name="P3"><text:soft-page-break/><text:tab/></text:p>
      <text:p text:style-name="P3"/>
      <text:p text:style-name="P3"><text:tab/>printf("De-Queued Element\n");</text:p>
      <text:p text:style-name="P3"><text:tab/>putEmployee(dequeue(q));</text:p>
      <text:p text:style-name="P3"/>
      <text:p text:style-name="P3">}</text:p>
      <text:p text:style-name="P1"/>
      <text:p text:style-name="P1">OUTPUT:</text:p>
      <text:p text:style-name="P1"/>
      <text:p text:style-name="P2">(base) mahesh@Mahesh-PC:/Assignment-10$ ./main </text:p>
      <text:p text:style-name="P2">Enter the name <text:s text:c="2"/>: Mahesh</text:p>
      <text:p text:style-name="P2">Enter the id <text:s text:c="4"/>: 1</text:p>
      <text:p text:style-name="P2">Enter the salary : 25000</text:p>
      <text:p text:style-name="P2"/>
      <text:p text:style-name="P2">Queue after adding: </text:p>
      <text:p text:style-name="P2">Name <text:s text:c="4"/>: Mahesh</text:p>
      <text:p text:style-name="P2">ID <text:s text:c="6"/>: 1</text:p>
      <text:p text:style-name="P2">Salary <text:s text:c="2"/>: 25000.00</text:p>
      <text:p text:style-name="P2">------------------------</text:p>
      <text:p text:style-name="P2">Enter the name <text:s text:c="2"/>: Ajay</text:p>
      <text:p text:style-name="P2">Enter the id <text:s text:c="4"/>: 2</text:p>
      <text:p text:style-name="P2">Enter the salary : 12000</text:p>
      <text:p text:style-name="P2"/>
      <text:p text:style-name="P2">Queue after adding: </text:p>
      <text:p text:style-name="P2">Name <text:s text:c="4"/>: Mahesh</text:p>
      <text:p text:style-name="P2">ID <text:s text:c="6"/>: 1</text:p>
      <text:p text:style-name="P2">Salary <text:s text:c="2"/>: 25000.00</text:p>
      <text:p text:style-name="P2"/>
      <text:p text:style-name="P2">Name <text:s text:c="4"/>: Ajay</text:p>
      <text:p text:style-name="P2">ID <text:s text:c="6"/>: 2</text:p>
      <text:p text:style-name="P2">Salary <text:s text:c="2"/>: 12000.00</text:p>
      <text:p text:style-name="P2">------------------------</text:p>
      <text:p text:style-name="P2">Enter the name <text:s text:c="2"/>: Ashwin</text:p>
      <text:p text:style-name="P2">Enter the id <text:s text:c="4"/>: 3</text:p>
      <text:p text:style-name="P2">Enter the salary : 35000</text:p>
      <text:p text:style-name="P2"/>
      <text:p text:style-name="P2">Queue after adding: </text:p>
      <text:p text:style-name="P2">Name <text:s text:c="4"/>: Ashwin</text:p>
      <text:p text:style-name="P2">ID <text:s text:c="6"/>: 3</text:p>
      <text:p text:style-name="P2">Salary <text:s text:c="2"/>: 35000.00</text:p>
      <text:p text:style-name="P2"/>
      <text:p text:style-name="P2">Name <text:s text:c="4"/>: Ajay</text:p>
      <text:p text:style-name="P2">ID <text:s text:c="6"/>: 2</text:p>
      <text:p text:style-name="P2">Salary <text:s text:c="2"/>: 12000.00</text:p>
      <text:p text:style-name="P2"/>
      <text:p text:style-name="P2"><text:soft-page-break/>Name <text:s text:c="4"/>: Mahesh</text:p>
      <text:p text:style-name="P2">ID <text:s text:c="6"/>: 1</text:p>
      <text:p text:style-name="P2">Salary <text:s text:c="2"/>: 25000.00</text:p>
      <text:p text:style-name="P2">------------------------</text:p>
      <text:p text:style-name="P2">Enter the name <text:s text:c="2"/>: Tom</text:p>
      <text:p text:style-name="P2">Enter the id <text:s text:c="4"/>: 4 <text:s text:c="3"/></text:p>
      <text:p text:style-name="P2">Enter the salary : 33000</text:p>
      <text:p text:style-name="P2"/>
      <text:p text:style-name="P2">Queue after adding: </text:p>
      <text:p text:style-name="P2">Name <text:s text:c="4"/>: Ashwin</text:p>
      <text:p text:style-name="P2">ID <text:s text:c="6"/>: 3</text:p>
      <text:p text:style-name="P2">Salary <text:s text:c="2"/>: 35000.00</text:p>
      <text:p text:style-name="P2"/>
      <text:p text:style-name="P2">Name <text:s text:c="4"/>: Tom</text:p>
      <text:p text:style-name="P2">ID <text:s text:c="6"/>: 4</text:p>
      <text:p text:style-name="P2">Salary <text:s text:c="2"/>: 33000.00</text:p>
      <text:p text:style-name="P2"/>
      <text:p text:style-name="P2">Name <text:s text:c="4"/>: Mahesh</text:p>
      <text:p text:style-name="P2">ID <text:s text:c="6"/>: 1</text:p>
      <text:p text:style-name="P2">Salary <text:s text:c="2"/>: 25000.00</text:p>
      <text:p text:style-name="P2"/>
      <text:p text:style-name="P2">Name <text:s text:c="4"/>: Ajay</text:p>
      <text:p text:style-name="P2">ID <text:s text:c="6"/>: 2</text:p>
      <text:p text:style-name="P2">Salary <text:s text:c="2"/>: 12000.00</text:p>
      <text:p text:style-name="P2">------------------------</text:p>
      <text:p text:style-name="P2">Enter the name <text:s text:c="2"/>: Kumar</text:p>
      <text:p text:style-name="P2">Enter the id <text:s text:c="4"/>: 5</text:p>
      <text:p text:style-name="P2">Enter the salary : 50000</text:p>
      <text:p text:style-name="P2"/>
      <text:p text:style-name="P2">Queue after adding: </text:p>
      <text:p text:style-name="P2">Name <text:s text:c="4"/>: Kumar</text:p>
      <text:p text:style-name="P2">ID <text:s text:c="6"/>: 5</text:p>
      <text:p text:style-name="P2">Salary <text:s text:c="2"/>: 50000.00</text:p>
      <text:p text:style-name="P2"/>
      <text:p text:style-name="P2">Name <text:s text:c="4"/>: Ashwin</text:p>
      <text:p text:style-name="P2">ID <text:s text:c="6"/>: 3</text:p>
      <text:p text:style-name="P2">Salary <text:s text:c="2"/>: 35000.00</text:p>
      <text:p text:style-name="P2"/>
      <text:p text:style-name="P2">Name <text:s text:c="4"/>: Mahesh</text:p>
      <text:p text:style-name="P2">ID <text:s text:c="6"/>: 1</text:p>
      <text:p text:style-name="P2">Salary <text:s text:c="2"/>: 25000.00</text:p>
      <text:p text:style-name="P2"/>
      <text:p text:style-name="P2">Name <text:s text:c="4"/>: Ajay</text:p>
      <text:p text:style-name="P2">ID <text:s text:c="6"/>: 2</text:p>
      <text:p text:style-name="P2">Salary <text:s text:c="2"/>: 12000.00</text:p>
      <text:p text:style-name="P2"><text:soft-page-break/></text:p>
      <text:p text:style-name="P2">Name <text:s text:c="4"/>: Tom</text:p>
      <text:p text:style-name="P2">ID <text:s text:c="6"/>: 4</text:p>
      <text:p text:style-name="P2">Salary <text:s text:c="2"/>: 33000.00</text:p>
      <text:p text:style-name="P2"/>
      <text:p text:style-name="P2"/>
      <text:p text:style-name="P2"/>
      <text:p text:style-name="P2">------------------------</text:p>
      <text:p text:style-name="P2">De-Queued Element</text:p>
      <text:p text:style-name="P2">Name <text:s text:c="4"/>: Kumar</text:p>
      <text:p text:style-name="P2">ID <text:s text:c="6"/>: 5</text:p>
      <text:p text:style-name="P2">Salary <text:s text:c="2"/>: 50000.00</text:p>
      <text:p text:style-name="P2"/>
      <text:p text:style-name="P2"/>
      <text:p text:style-name="P2">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4T19:38:49.087289868</meta:creation-date>
    <dc:date>2019-09-14T19:43:09.224921645</dc:date>
    <meta:editing-duration>PT4M2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6" meta:paragraph-count="181" meta:word-count="566" meta:character-count="3729" meta:non-whitespace-character-count="3001"/>
  </office:meta>
</office:document-meta>
</file>